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7f9" officeooo:paragraph-rsid="001d07f9"/>
    </style:style>
    <style:style style:name="P2" style:family="paragraph" style:parent-style-name="Standard">
      <style:text-properties officeooo:paragraph-rsid="001d07f9"/>
    </style:style>
    <style:style style:name="P3" style:family="paragraph" style:parent-style-name="Standard">
      <style:text-properties officeooo:rsid="001d4fd4" officeooo:paragraph-rsid="001d4fd4"/>
    </style:style>
    <style:style style:name="P4" style:family="paragraph" style:parent-style-name="Standard">
      <style:text-properties officeooo:rsid="001e9c4d" officeooo:paragraph-rsid="001e9c4d"/>
    </style:style>
    <style:style style:name="T1" style:family="text">
      <style:text-properties officeooo:rsid="001d07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tside round a fire a group of students in their late teens/early twenties are sharing a joint</text:p>
      <text:p text:style-name="Standard"/>
      <text:p text:style-name="Standard">As its passed the recipient takes a drag (or two) and says a line from a film, eveyone else tries to guess what film and who says it</text:p>
      <text:p text:style-name="Standard"/>
      <text:p text:style-name="Standard">CARL:<text:tab/><text:tab/></text:p>
      <text:p text:style-name="Standard"/>
      <text:p text:style-name="Standard">JO: <text:tab/>(Stands up making a gun with her hand and screams) Shut the fuck up or I'll shoot every motherfucking last one of you</text:p>
      <text:p text:style-name="Standard"/>
      <text:p text:style-name="Standard">CHRIS:<text:tab/>Good, that was very good. <text:s/>But you got the words wrong</text:p>
      <text:p text:style-name="Standard"/>
      <text:p text:style-name="Standard">EMILY:<text:tab/>What's she called?</text:p>
      <text:p text:style-name="Standard"/>
      <text:p text:style-name="Standard">DARREN:<text:tab/>Honeybun</text:p>
      <text:p text:style-name="Standard"/>
      <text:p text:style-name="Standard">EMILY:<text:tab/>But what's her name</text:p>
      <text:p text:style-name="Standard"/>
      <text:p text:style-name="Standard">DARREN:<text:tab/>Don't think she's got one – anyway pass it on J<text:span text:style-name="T1">o</text:span></text:p>
      <text:p text:style-name="Standard"/>
      <text:p text:style-name="P1">JO:<text:tab/>What are the words then Chris</text:p>
      <text:p text:style-name="P1"/>
      <text:p text:style-name="P1">CHRIS:<text:tab/>something something</text:p>
      <text:p text:style-name="P1"/>
      <text:p text:style-name="P1">Jo passes the joint to Darren, who takes a toke</text:p>
      <text:p text:style-name="P1"/>
      <text:p text:style-name="P1">JO:<text:tab/> <text:tab/>You sure</text:p>
      <text:p text:style-name="P1"/>
      <text:p text:style-name="P1">CHRIS: <text:tab/>Yep, or something</text:p>
      <text:p text:style-name="P1"/>
      <text:p text:style-name="P1">DARREN: <text:tab/>there is no spoon</text:p>
      <text:p text:style-name="P1"/>
      <text:p text:style-name="P1">EMILY: <text:tab/>That's the girl from the matrix, I don't know her name eaither</text:p>
      <text:p text:style-name="P1"/>
      <text:p text:style-name="P1">CHRIS:<text:tab/>Pretty sure it's a boy</text:p>
      <text:p text:style-name="P1"/>
      <text:p text:style-name="P2"><text:span text:style-name="T1">Emily casts Chris a withering look</text:span></text:p>
      <text:p text:style-name="P2"/>
      <text:p text:style-name="P1">EMILY: <text:tab/>Ok Chris, this one's for you … </text:p>
      <text:p text:style-name="Standard"/>
      <text:p text:style-name="P1">She takes a drag and then stands up</text:p>
      <text:p text:style-name="P1"/>
      <text:p text:style-name="P3">EMILY: <text:s/>He can speak, he can speak</text:p>
      <text:p text:style-name="P3"/>
      <text:p text:style-name="P3">CHRIS: <text:s/>Girl from ET – knows them name of character, played by Drew Barrymore</text:p>
      <text:p text:style-name="P3"/>
      <text:p text:style-name="P3">All chuckle and Emily hands over the doobie to Chris – he takes it and looks at the glowing tip. <text:s/>He doesn't take a drag.</text:p>
      <text:p text:style-name="P3"/>
      <text:p text:style-name="P3">CHRIS: <text:tab/>You've got to name the film as well. <text:s/></text:p>
      <text:p text:style-name="P3"/>
      <text:p text:style-name="P3">Looks at the glowing tip again</text:p>
      <text:p text:style-name="P3"><text:soft-page-break/>CHRIS:<text:tab/>In all this excitement I can't remember if I've shot 5 rounds or 6</text:p>
      <text:p text:style-name="P3"/>
      <text:p text:style-name="P3">DARREN: <text:tab/>Dirty Harry …</text:p>
      <text:p text:style-name="P3"/>
      <text:p text:style-name="P4">Darren holds out his hand</text:p>
      <text:p text:style-name="P4"/>
      <text:p text:style-name="P4">CHRIS:<text:tab/>Yeah but what's the film called?</text:p>
      <text:p text:style-name="P4"/>
      <text:p text:style-name="P4">DARREN <text:tab/>Come on</text:p>
      <text:p text:style-name="P4"/>
      <text:p text:style-name="P4">CUT TO INDOORS</text:p>
      <text:p text:style-name="P4"/>
      <text:p text:style-name="P4"/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4:56:28</meta:creation-date>
    <dc:date>2016-03-27T18:06:12.570097352</dc:date>
    <meta:editing-duration>PT9M34S</meta:editing-duration>
    <meta:editing-cycles>4</meta:editing-cycles>
    <meta:generator>LibreOffice/4.2.8.2$Linux_x86 LibreOffice_project/420m0$Build-2</meta:generator>
    <dc:creator>Pete Curati</dc:creator>
    <meta:document-statistic meta:table-count="0" meta:image-count="0" meta:object-count="0" meta:page-count="2" meta:paragraph-count="31" meta:word-count="273" meta:character-count="1414" meta:non-whitespace-character-count="1150"/>
  </office:meta>
</office:document-meta>
</file>